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officeooo:rsid="04c9a509"/>
    </style:style>
    <style:style style:name="T132" style:family="text">
      <style:text-properties officeooo:rsid="04cb73aa"/>
    </style:style>
    <style:style style:name="T133" style:family="text">
      <style:text-properties officeooo:rsid="04cc9b85"/>
    </style:style>
    <style:style style:name="T134" style:family="text">
      <style:text-properties fo:font-style="italic" officeooo:rsid="04cc9b85" style:font-style-asian="italic" style:font-style-complex="italic"/>
    </style:style>
    <style:style style:name="T135" style:family="text">
      <style:text-properties fo:font-style="italic" officeooo:rsid="04d6364a" style:font-style-asian="italic" style:font-style-complex="italic"/>
    </style:style>
    <style:style style:name="T136" style:family="text">
      <style:text-properties officeooo:rsid="04ccaae3"/>
    </style:style>
    <style:style style:name="T137" style:family="text">
      <style:text-properties officeooo:rsid="04d08112"/>
    </style:style>
    <style:style style:name="T138" style:family="text">
      <style:text-properties officeooo:rsid="04d1d0fa"/>
    </style:style>
    <style:style style:name="T139" style:family="text">
      <style:text-properties officeooo:rsid="04d24b16"/>
    </style:style>
    <style:style style:name="T140" style:family="text">
      <style:text-properties officeooo:rsid="04d350a3"/>
    </style:style>
    <style:style style:name="T141" style:family="text">
      <style:text-properties officeooo:rsid="04d35594"/>
    </style:style>
    <style:style style:name="T142" style:family="text">
      <style:text-properties officeooo:rsid="04d519be"/>
    </style:style>
    <style:style style:name="T143" style:family="text">
      <style:text-properties officeooo:rsid="04d6364a"/>
    </style:style>
    <style:style style:name="T144" style:family="text">
      <style:text-properties officeooo:rsid="04d65fd6"/>
    </style:style>
    <style:style style:name="T145" style:family="text">
      <style:text-properties officeooo:rsid="04d76090"/>
    </style:style>
    <style:style style:name="T146" style:family="text">
      <style:text-properties officeooo:rsid="04d8ec49"/>
    </style:style>
    <style:style style:name="T147" style:family="text">
      <style:text-properties officeooo:rsid="04dce8bb"/>
    </style:style>
    <style:style style:name="T148" style:family="text">
      <style:text-properties officeooo:rsid="04de9114"/>
    </style:style>
    <style:style style:name="T149" style:family="text">
      <style:text-properties officeooo:rsid="04e080ba"/>
    </style:style>
    <style:style style:name="T150" style:family="text">
      <style:text-properties officeooo:rsid="04e26415"/>
    </style:style>
    <style:style style:name="T151" style:family="text">
      <style:text-properties officeooo:rsid="04e36a6e"/>
    </style:style>
    <style:style style:name="T152" style:family="text">
      <style:text-properties officeooo:rsid="04e37368"/>
    </style:style>
    <style:style style:name="T153" style:family="text">
      <style:text-properties officeooo:rsid="04e42183"/>
    </style:style>
    <style:style style:name="T154" style:family="text">
      <style:text-properties officeooo:rsid="04e5e18f"/>
    </style:style>
    <style:style style:name="T155" style:family="text">
      <style:text-properties officeooo:rsid="04e65d55"/>
    </style:style>
    <style:style style:name="T156" style:family="text">
      <style:text-properties officeooo:rsid="04e81550"/>
    </style:style>
    <style:style style:name="T157" style:family="text">
      <style:text-properties officeooo:rsid="04e8e33c"/>
    </style:style>
    <style:style style:name="T158" style:family="text">
      <style:text-properties officeooo:rsid="04eaabfe"/>
    </style:style>
    <style:style style:name="T159" style:family="text">
      <style:text-properties officeooo:rsid="04ee4d17"/>
    </style:style>
    <style:style style:name="T160" style:family="text">
      <style:text-properties officeooo:rsid="04f008bb"/>
    </style:style>
    <style:style style:name="T161" style:family="text">
      <style:text-properties officeooo:rsid="04f1f546"/>
    </style:style>
    <style:style style:name="T162" style:family="text">
      <style:text-properties officeooo:rsid="04f2cff0"/>
    </style:style>
    <style:style style:name="T163" style:family="text">
      <style:text-properties officeooo:rsid="04f37ca3"/>
    </style:style>
    <style:style style:name="T164" style:family="text">
      <style:text-properties officeooo:rsid="04f4995d"/>
    </style:style>
    <style:style style:name="T165" style:family="text">
      <style:text-properties officeooo:rsid="04f64dc9"/>
    </style:style>
    <style:style style:name="T166" style:family="text">
      <style:text-properties officeooo:rsid="04f65001"/>
    </style:style>
    <style:style style:name="T167" style:family="text">
      <style:text-properties officeooo:rsid="04f7f4b2"/>
    </style:style>
    <style:style style:name="T168" style:family="text">
      <style:text-properties officeooo:rsid="04f89738"/>
    </style:style>
    <style:style style:name="T169" style:family="text">
      <style:text-properties officeooo:rsid="04fa57ac"/>
    </style:style>
    <style:style style:name="T170" style:family="text">
      <style:text-properties officeooo:rsid="04fadb56"/>
    </style:style>
    <style:style style:name="T171" style:family="text">
      <style:text-properties officeooo:rsid="04fd7647"/>
    </style:style>
    <style:style style:name="T172" style:family="text">
      <style:text-properties officeooo:rsid="04fdb251"/>
    </style:style>
    <style:style style:name="T173" style:family="text">
      <style:text-properties officeooo:rsid="04fe869c"/>
    </style:style>
    <style:style style:name="T174" style:family="text">
      <style:text-properties officeooo:rsid="04ff42ea"/>
    </style:style>
    <style:style style:name="T175" style:family="text">
      <style:text-properties officeooo:rsid="05009339"/>
    </style:style>
    <style:style style:name="T176" style:family="text">
      <style:text-properties officeooo:rsid="050242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1">I stood around Org, found nothing to do, took a long nap, woke up confused.</text:span><text:span text:style-name="T97">453</text:span><text:span text:style-name="T131"> </text:span><text:span text:style-name="T132">I drank coffee, finished some quests on Axo, hitting 13, set my hearth to the Sepulcher, loitered on other tunes, talked to Hannah a couple times.</text:span><text:span text:style-name="T98">709</text:span></text:p>
      <text:p text:style-name="P27"><text:span text:style-name="T132"><text:s text:c="3"/></text:span><text:span text:style-name="T133">I drove down to Downing, waited for Hannah to arrive, put two pizzas in the oven and ate them while watching </text:span><text:span text:style-name="T134">Kiki’s Delivery Service</text:span><text:span text:style-name="T13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6"> ran ST with Voyagers, BRD with Temple, turned in quests in Stonard, Kargath, Hinterlands,</text:span><text:span text:style-name="T99">404</text:span><text:span text:style-name="T136"> </text:span><text:span text:style-name="T137">edited, printed, pasted pages 4-7,</text:span><text:span text:style-name="T100">427</text:span><text:span text:style-name="T137"> </text:span><text:span text:style-name="T138">took a bath, flossed, talked to Hannah, brushed my teeth, leveled axes in Azshara.</text:span><text:span text:style-name="T101">535</text:span><text:span text:style-name="T138"> </text:span></text:p>
      <text:p text:style-name="P28"><text:s text:c="3"/><text:span text:style-name="T139">Hannah picked me up; we rode to South Slope, Well Played, and entered into an Uno tournament, which </text:span><text:soft-page-break/><text:span text:style-name="T139">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40">I ran Scholo </text:span><text:span text:style-name="T141">winning T0 helm</text:span><text:span text:style-name="T140">, DMT </text:span><text:span text:style-name="T141">winning a 2H sword</text:span><text:span text:style-name="T140">, joined another Scholo group, which fell apart, ran another DMT, </text:span><text:span text:style-name="T141">hitting 59,</text:span><text:span text:style-name="T102">543</text:span><text:span text:style-name="T140"> </text:span><text:span text:style-name="T142">took a bath, laid in bed, looked at my phone.</text:span><text:span text:style-name="T103">621</text:span><text:span text:style-name="T142"> </text:span></text:p>
      <text:p text:style-name="P29"><text:s text:c="3"/><text:span text:style-name="T143">I got dressed. Hannah picked me up and drove us briefly down to Downing. We drove to Character Study, had the second ever Rejection club, where I read a bit of </text:span><text:span text:style-name="T135">On Quality</text:span><text:span text:style-name="T143"> and floated above people socializing. I drove us back down to Downing, and apparently we had a fight because Hannah was guilty about being social, and I got tired of reassuring her she was not a narcissist. </text:span></text:p>
      <text:p text:style-name="P29"><text:s text:c="3"/><text:span text:style-name="T14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4">I grinded in WPL, ran DMW, UBRS, joined a BRD before the internet went haywire.</text:span><text:span text:style-name="T104">535</text:span><text:span text:style-name="T144"> </text:span><text:span text:style-name="T145">It stayed too laggy to play for several hours. Hannah called at ten, came over to cuddle for an hour. I logged back in, tanked LBRS with only spike of lag, ported to Org.</text:span><text:span text:style-name="T105">128</text:span><text:span text:style-name="T145"> </text:span></text:p>
      <text:p text:style-name="P30"><text:soft-page-break/><text:s text:c="3"/><text:span text:style-name="T146">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6"> </text:span></text:p>
      <text:p text:style-name="P30"><text:s text:c="3"/></text:p>
      <text:p text:style-name="P33">II.XX</text:p>
      <text:p text:style-name="P33"/>
      <text:p text:style-name="P33">I woke, turned on the coffee maker,<text:span text:style-name="T96">923</text:span><text:span text:style-name="T1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7"> </text:span></text:p>
      <text:p text:style-name="P33"><text:s text:c="3"/><text:span text:style-name="T148">I was very cold, laid under the covers, got some grapes, started a bath,</text:span><text:span text:style-name="T108">302</text:span><text:span text:style-name="T148"> </text:span><text:span text:style-name="T149">one of the hottest I’ve ever taken; I immediately started putting on my outer layers,</text:span><text:span text:style-name="T109">343</text:span><text:span text:style-name="T149"> </text:span><text:span text:style-name="T150">put things from all my toons on the auction house,</text:span><text:span text:style-name="T110">430</text:span><text:span text:style-name="T151"> got dressed, made another coffee.</text:span><text:span text:style-name="T111">509</text:span><text:span text:style-name="T151"> </text:span></text:p>
      <text:p text:style-name="P33"><text:s text:c="3"/><text:span text:style-name="T152">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52">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53">I ran Strat Undead with Samples, BRD arena runs with Krix, LBRS with Wheaty, BRD with Wheaty, ran </text:span><text:soft-page-break/><text:span text:style-name="T153">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3"> </text:span></text:p>
      <text:p text:style-name="P35"/>
      <text:p text:style-name="P35"><text:span text:style-name="T154">II.XXII</text:span></text:p>
      <text:p text:style-name="P35"/>
      <text:p text:style-name="P35"><text:span text:style-name="T154">I slept soundly, dreaming of collecting ores from the guild, woke </text:span><text:span text:style-name="T155">ate nine, did the dishes, filled up the kettle.</text:span><text:span text:style-name="T113">912</text:span><text:span text:style-name="T155"> </text:span><text:span text:style-name="T156">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6"> </text:span></text:p>
      <text:p text:style-name="P35"><text:s text:c="3"/><text:span text:style-name="T1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8">checked all my bank alts,</text:span><text:span text:style-name="T117"> </text:span><text:span text:style-name="T159">flossed, brushed, trimmed, made coffee.</text:span><text:span text:style-name="T117">116</text:span><text:span text:style-name="T116"> </text:span></text:p>
      <text:p text:style-name="P35"><text:span text:style-name="T158"><text:s text:c="3"/></text:span><text:span text:style-name="T1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60">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60"> </text:span></text:p>
      <text:p text:style-name="P35"><text:soft-page-break/><text:s text:c="3"/><text:span text:style-name="T161">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62">I helped Shankz farm some bugs, tanked some of a Scholo run, did ZF, winning both melee rings, a cloak and two set tokens, had Daisy help me transmute a bar and did some alt banking,</text:span><text:span text:style-name="T119">626</text:span><text:span text:style-name="T162"> </text:span><text:span text:style-name="T163">took a bath.</text:span><text:span text:style-name="T120">708</text:span><text:span text:style-name="T163"> </text:span><text:span text:style-name="T1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4"> </text:span></text:p>
      <text:p text:style-name="P36"><text:s text:c="3"/><text:span text:style-name="T165">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66">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7"><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8">painfully farmed two blood of heroes from all over EPL, finding a lot of herbs in the process.</text:span><text:span text:style-name="T123">625</text:span><text:span text:style-name="T168"> </text:span></text:p>
      <text:p text:style-name="P38"><text:s text:c="3"/><text:span text:style-name="T169">I took a bath, shaved,</text:span><text:span text:style-name="T124">648</text:span><text:span text:style-name="T169"> </text:span><text:span text:style-name="T170">turned in a libram to DM lib for head enchant, flew to BRM, raided MC with KBN, won Striker’s Mark and T1 legs, ran a LBRS with them too.</text:span><text:span text:style-name="T125">1246</text:span><text:span text:style-name="T170"> </text:span></text:p>
      <text:p text:style-name="P38"/>
      <text:p text:style-name="P39">II.XXXVI</text:p>
      <text:p text:style-name="P39"/>
      <text:p text:style-name="P39">I woke,<text:span text:style-name="T96">743</text:span> <text:span text:style-name="T171">turned in the worg pup quest, went back to bed, dozed, played Wordle (AWARD in four,) talked to Hannah on the phone, got dressed,</text:span><text:span text:style-name="T126">943</text:span><text:span text:style-name="T171"> </text:span><text:span text:style-name="T172">walked down to Downing, drank a coffee, walked back south, talking to Taylor with the clean shave/headphones, who had seen me at the Off Book show. I walked to Meyers and kicked off my flops,</text:span><text:span text:style-name="T127">1124</text:span><text:span text:style-name="T172"> </text:span><text:span text:style-name="T173">tanked the most painful LBRS ever.</text:span><text:span text:style-name="T128">211</text:span><text:span text:style-name="T173"> </text:span></text:p>
      <text:p text:style-name="P39"><text:soft-page-break/><text:s text:c="3"/><text:span text:style-name="T174">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9"><text:s text:c="3"/><text:span text:style-name="T17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4"> </text:span></text:p>
      <text:p text:style-name="P38"><text:s text:c="3"/><text:span text:style-name="T175">I flew to Silithus, ran AQ20, winning some cool Fury pants and the higher battle shout rank, went to bed.</text:span></text:p>
      <text:p text:style-name="P38"/>
      <text:p text:style-name="P40">II.XXVII</text:p>
      <text:p text:style-name="P40"/>
      <text:p text:style-name="P40">Woke, played chess and Wordle (LODGE in five,) looked at my phone for a long time, including lots of Facebook.<text:span text:style-name="T96">1013</text:span> <text:span text:style-name="T176">I went down to Downing, made coffee for Hannah and I, drank it on the stoop, laid on the couch.</text:span></text:p>
      <text:p text:style-name="P40"><text:s text:c="3"/><text:span text:style-name="T17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76"> </text:span></text:p>
      <text:p text:style-name="P40"><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7T14:16:36.324944189</dc:date>
    <meta:editing-duration>P161DT3H34M21S</meta:editing-duration>
    <meta:editing-cycles>1136</meta:editing-cycles>
    <meta:generator>LibreOffice/24.2.5.2$MacOSX_X86_64 LibreOffice_project/bffef4ea93e59bebbeaf7f431bb02b1a39ee8a59</meta:generator>
    <meta:print-date>2025-02-17T16:26:19.669351189</meta:print-date>
    <meta:document-statistic meta:table-count="0" meta:image-count="0" meta:object-count="0" meta:page-count="14" meta:paragraph-count="118" meta:word-count="4305" meta:character-count="23940" meta:non-whitespace-character-count="19513"/>
  </office:meta>
</office:document-meta>
</file>